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 style:master-page-name="">
      <style:table-properties style:width="19.001cm" style:page-number="auto" table:align="margins" style:shadow="none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2" style:family="table">
      <style:table-properties style:width="18.99cm" fo:break-before="auto" fo:break-after="auto" table:align="left" style:shadow="none" fo:keep-with-next="auto"/>
    </style:style>
    <style:style style:name="Tableau2.A" style:family="table-column">
      <style:table-column-properties style:column-width="8.218cm"/>
    </style:style>
    <style:style style:name="Tableau2.B" style:family="table-column">
      <style:table-column-properties style:column-width="2.829cm"/>
    </style:style>
    <style:style style:name="Tableau2.C" style:family="table-column">
      <style:table-column-properties style:column-width="2.563cm"/>
    </style:style>
    <style:style style:name="Tableau2.D" style:family="table-column">
      <style:table-column-properties style:column-width="1.323cm"/>
    </style:style>
    <style:style style:name="Tableau2.E" style:family="table-column">
      <style:table-column-properties style:column-width="4.05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409cm" fo:keep-together="always"/>
    </style:style>
    <style:style style:name="Tableau2.A3" style:family="table-cell" style:data-style-name="N100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3" style:family="table-cell" style:data-style-name="N100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 style:data-style-name="N100">
      <style:table-cell-properties style:vertical-align="middle"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397cm" fo:keep-together="always"/>
    </style:style>
    <style:style style:name="Tableau2.A7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9.004cm" fo:margin-left="0cm" table:align="left" style:shadow="none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 style:data-style-name="N100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pt" officeooo:paragraph-rsid="01197522" style:font-size-asian="10pt" style:font-size-complex="10pt"/>
    </style:style>
    <style:style style:name="P12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13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6pt" fo:font-weight="bold" officeooo:rsid="0119955a" officeooo:paragraph-rsid="0119955a" style:font-size-asian="6pt" style:font-weight-asian="bold" style:font-size-complex="6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6pt" fo:font-weight="bold" officeooo:rsid="01264332" officeooo:paragraph-rsid="0128cf7b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8pt" fo:font-weight="bold" officeooo:paragraph-rsid="0128cf7b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8pt" fo:font-weight="normal" officeooo:paragraph-rsid="0128cf7b" style:font-size-asian="8pt" style:font-weight-asian="normal" style:font-size-complex="8pt" style:font-weight-complex="normal"/>
    </style:style>
    <style:style style:name="P19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2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2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2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0e7e5b" style:font-size-asian="10pt" style:font-size-complex="16pt"/>
    </style:style>
    <style:style style:name="P2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391b3d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29" style:family="paragraph" style:parent-style-name="Standard">
      <style:paragraph-properties fo:background-color="#ffff99" fo:padding="0.049cm" fo:border="0.06pt solid #ff3366" style:shadow="none">
        <style:tab-stops/>
        <style:background-image/>
      </style:paragraph-properties>
      <style:text-properties style:font-name="Calibri" fo:font-size="10pt" fo:font-weight="normal" officeooo:paragraph-rsid="01acb76c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1391b3d" style:font-size-asian="8pt" style:font-style-asian="italic" style:font-weight-asian="normal" style:font-size-complex="8pt" style:font-style-complex="italic" style:font-weight-complex="normal"/>
    </style:style>
    <style:style style:name="P31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9pt" fo:font-style="italic" officeooo:paragraph-rsid="01391b3d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6pt" fo:font-weight="bold" officeooo:rsid="0128cf7b" officeooo:paragraph-rsid="0128cf7b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officeooo:rsid="003f7786" officeooo:paragraph-rsid="013ca614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officeooo:paragraph-rsid="0161cd08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officeooo:paragraph-rsid="01643615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officeooo:paragraph-rsid="01a1c29f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officeooo:paragraph-rsid="01643615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officeooo:paragraph-rsid="01a1c29f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97a6e6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text-properties style:font-name="Calibri" fo:font-size="10pt" fo:font-style="normal" fo:font-weight="normal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43615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0300d16" officeooo:paragraph-rsid="01643615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2f3fdb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73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74" style:family="paragraph" style:parent-style-name="Table_20_Contents">
      <style:paragraph-properties fo:text-align="start" style:justify-single-word="false"/>
      <style:text-properties style:font-name="Calibri" officeooo:paragraph-rsid="0161cd08"/>
    </style:style>
    <style:style style:name="P75" style:family="paragraph" style:parent-style-name="Table_20_Contents">
      <style:paragraph-properties fo:text-align="start" style:justify-single-word="false"/>
      <style:text-properties style:font-name="Calibri" officeooo:paragraph-rsid="01a40f6c"/>
    </style:style>
    <style:style style:name="P76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77" style:family="paragraph" style:parent-style-name="Table_20_Contents">
      <style:text-properties style:font-name="Calibri" fo:font-size="16pt" officeooo:paragraph-rsid="018f4920" style:font-size-asian="10pt" style:font-size-complex="16pt"/>
    </style:style>
    <style:style style:name="P78" style:family="paragraph" style:parent-style-name="Table_20_Contents">
      <style:paragraph-properties fo:text-align="center" style:justify-single-word="false"/>
      <style:text-properties style:font-name="Calibri" officeooo:rsid="01a485b0" officeooo:paragraph-rsid="01a485b0"/>
    </style:style>
    <style:style style:name="P79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color="#666666" style:font-name="Calibri" fo:font-size="8pt" officeooo:paragraph-rsid="0119955a" style:font-size-asian="8pt" style:font-size-complex="8pt"/>
    </style:style>
    <style:style style:name="P8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b4ba0" style:font-size-asian="10pt" style:font-size-complex="10pt"/>
    </style:style>
    <style:style style:name="P84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86" style:family="paragraph" style:parent-style-name="Table_20_Contents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Calibri" fo:font-size="10pt" officeooo:paragraph-rsid="0186ea4d" style:font-size-asian="10pt" style:font-size-complex="10pt"/>
    </style:style>
    <style:style style:name="P87" style:family="paragraph" style:parent-style-name="Table_20_Contents">
      <style:paragraph-properties fo:background-color="transparent" fo:padding="0cm" fo:border="none" style:shadow="none">
        <style:background-image/>
      </style:paragraph-properties>
      <style:text-properties style:font-name="Calibri" fo:font-size="10pt" officeooo:paragraph-rsid="0186ea4d" style:font-size-asian="10pt" style:font-size-complex="10pt"/>
    </style:style>
    <style:style style:name="P88" style:family="paragraph" style:parent-style-name="Table_20_Contents">
      <style:paragraph-properties fo:background-color="transparent" fo:padding="0cm" fo:border="none" style:shadow="none">
        <style:background-image/>
      </style:paragraph-properties>
      <style:text-properties style:font-name="Calibri" fo:font-size="10pt" fo:font-style="normal" fo:font-weight="normal" officeooo:rsid="003f7786" officeooo:paragraph-rsid="0186ea4d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background-color="transparent" fo:padding="0cm" fo:border="none" style:shadow="none">
        <style:background-image/>
      </style:paragraph-properties>
      <style:text-properties style:font-name="Calibri" fo:font-size="10pt" fo:font-style="normal" fo:font-weight="normal" officeooo:rsid="003ad84c" officeooo:paragraph-rsid="0186ea4d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Calibri" fo:font-size="10pt" fo:font-style="normal" fo:font-weight="normal" officeooo:rsid="003ad84c" officeooo:paragraph-rsid="0186ea4d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background-color="transparent" fo:padding="0cm" fo:border="none" style:shadow="none">
        <style:background-image/>
      </style:paragraph-properties>
      <style:text-properties style:font-name="Calibri" fo:font-size="16pt" officeooo:paragraph-rsid="0186ea4d" style:font-size-asian="10pt" style:font-size-complex="16pt"/>
    </style:style>
    <style:style style:name="P93" style:family="paragraph" style:parent-style-name="Table_20_Contents">
      <style:paragraph-properties fo:background-color="transparent" fo:padding="0cm" fo:border="none" style:shadow="none">
        <style:background-image/>
      </style:paragraph-properties>
      <style:text-properties officeooo:paragraph-rsid="0186ea4d"/>
    </style:style>
    <style:style style:name="P94" style:family="paragraph" style:parent-style-name="Table_20_Contents">
      <style:paragraph-properties fo:background-color="transparent" fo:padding="0cm" fo:border="none" style:shadow="none">
        <style:background-image/>
      </style:paragraph-properties>
      <style:text-properties fo:font-size="10pt" officeooo:paragraph-rsid="0186ea4d" style:font-size-asian="10pt" style:font-size-complex="10pt"/>
    </style:style>
    <style:style style:name="P95" style:family="paragraph" style:parent-style-name="Table_20_Contents">
      <style:paragraph-properties fo:background-color="transparent" fo:padding="0cm" fo:border="none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86ea4d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ext_20_body">
      <style:text-properties style:font-name="Calibri" officeooo:paragraph-rsid="00f867d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9" style:family="text">
      <style:text-properties fo:font-size="8pt" style:text-underline-style="none" fo:font-weight="normal" officeooo:rsid="013ca303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1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Calibri" fo:font-size="10pt" style:font-size-asian="10pt" style:font-size-complex="10pt"/>
    </style:style>
    <style:style style:name="T16" style:family="text">
      <style:text-properties style:font-name="Calibri" fo:font-size="10pt" fo:font-weight="normal" officeooo:rsid="00300d16" style:font-size-asian="10pt" style:font-weight-asian="normal" style:font-size-complex="10pt" style:font-weight-complex="normal"/>
    </style:style>
    <style:style style:name="T17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00d1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ad84c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181c0f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f7786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f4b71e" style:font-style-asian="normal" style:font-style-complex="normal"/>
    </style:style>
    <style:style style:name="T33" style:family="text">
      <style:text-properties officeooo:rsid="01197522"/>
    </style:style>
    <style:style style:name="T34" style:family="text">
      <style:text-properties officeooo:rsid="00300d16"/>
    </style:style>
    <style:style style:name="T35" style:family="text">
      <style:text-properties fo:font-size="10.5pt" fo:font-weight="bold" style:font-size-asian="10.5pt" style:font-weight-asian="bold" style:font-size-complex="10.5pt" style:font-weight-complex="bold"/>
    </style:style>
    <style:style style:name="T36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37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8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39" style:family="text">
      <style:text-properties officeooo:rsid="0181c0fc"/>
    </style:style>
    <style:style style:name="T40" style:family="text">
      <style:text-properties officeooo:rsid="0108e264"/>
    </style:style>
    <style:style style:name="T41" style:family="text">
      <style:text-properties style:use-window-font-color="true" style:font-name="Calibri"/>
    </style:style>
    <style:style style:name="T42" style:family="text">
      <style:text-properties officeooo:rsid="00f4b71e"/>
    </style:style>
    <style:style style:name="T43" style:family="text">
      <style:text-properties officeooo:rsid="01a9e8d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30"><text:text-input text:description="&lt;company.name&gt;">Company Name</text:text-input></text:span><text:span text:style-name="T11"><text:line-break/></text:span><text:span text:style-name="T17"><text:text-input text:description="&lt;company.street&gt;">Street</text:text-input></text:span><text:span text:style-name="T17"> </text:span><text:span text:style-name="T17"><text:text-input text:description="&lt;company.street2&gt;">street2</text:text-input></text:span><text:span text:style-name="T17"><text:line-break/></text:span><text:span text:style-name="T17"><text:text-input text:description="&lt;company.zip&gt;">Zip</text:text-input></text:span><text:span text:style-name="T17"> </text:span><text:span text:style-name="T17"><text:text-input text:description="&lt;company.city&gt;">City</text:text-input></text:span><text:span text:style-name="T17"> </text:span><text:span text:style-name="T17"><text:text-input text:description="&lt;company.country_id.name&gt;">Country</text:text-input></text:span><text:span text:style-name="T12"><text:line-break/></text:span><text:span text:style-name="T12"><text:text-input text:description="&lt;(company.phone and 'Tél.:           ' or '') + (company.phone and company.phone or '')&gt;">Phone</text:text-input></text:span><text:span text:style-name="T12"><text:line-break/></text:span><text:span text:style-name="T12"><text:text-input text:description="&lt;(company.fax and 'Fax:             ' or '') + (company.fax and company.fax or '')&gt;">Fax</text:text-input></text:span><text:span text:style-name="T12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19"><draw:frame draw:style-name="fr2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2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6"><text:span text:style-name="T27"><text:text-input text:description="&lt;if test=&quot;o.type == 'out' and o.sale_id &quot;&gt;">If</text:text-input></text:span><text:span text:style-name="T27"> </text:span></text:p>
            <text:p text:style-name="P48"><text:text-input text:description="&lt;if test=&quot;o.sale_id.partner_id and o.sale_id.partner_invoice_id&quot;&gt;">If</text:text-input> </text:p>
            <text:p text:style-name="P71">Adresse de <text:span text:style-name="T42">facturation</text:span>:</text:p>
            <text:p text:style-name="P49"><text:text-input text:description="&lt;get_partner_address(o.sale_id.partner_id, o.sale_id.partner_invoice_id, True)&gt;">get_partner_address</text:text-input></text:p>
            <text:p text:style-name="P51"><text:text-input text:description="&lt;/if&gt;">Endif</text:text-input></text:p>
            <text:p text:style-name="P89"><text:text-input text:description="&lt;/if&gt;">Endif</text:text-input></text:p>
          </table:table-cell>
          <table:table-cell table:style-name="Tableau1.B1" office:value-type="string">
            <text:p text:style-name="P81"><text:text-input text:description="&lt;if test=&quot;o.address_id&quot;&gt;">If</text:text-input></text:p>
            <text:p text:style-name="P81"><text:text-input text:description="&lt;if test=&quot;o.type in ('internal', 'out') &quot;&gt;">If</text:text-input></text:p>
            <text:p text:style-name="P84">Adresse de livraison:</text:p>
            <text:p text:style-name="P82"><text:text-input text:description="&lt;/if&gt;">Endif</text:text-input></text:p>
            <text:p text:style-name="P82"><text:text-input text:description="&lt;if test=&quot;o.type == 'in' &quot;&gt;">If</text:text-input></text:p>
            <text:p text:style-name="P85">Adresse de <text:span text:style-name="T43">l'expéditeur</text:span>:</text:p>
            <text:p text:style-name="P82"><text:text-input text:description="&lt;/if&gt;">Endif</text:text-input></text:p>
            <text:p text:style-name="P83"><text:span text:style-name="T29"><text:text-input text:description="&lt;get_partner_address(o.address_id.partner_id, o.address_id)&gt;">get_partner_address</text:text-input></text:span></text:p>
            <text:p text:style-name="P23"><text:text-input text:description="&lt;/if&gt;">Endif</text:text-input></text:p>
          </table:table-cell>
        </table:table-row>
      </table:table>
      <text:p text:style-name="P20"/>
      <text:p text:style-name="P52"><text:text-input text:description="&lt;if test=&quot;o.type == 'out'&quot;&gt;">If</text:text-input></text:p>
      <text:p text:style-name="P14"><text:span text:style-name="T19">Bon de livraison </text:span><text:span text:style-name="T18"><text:text-input text:description="&lt;o.name&gt;">No</text:text-input></text:span></text:p>
      <text:p text:style-name="P53"><text:text-input text:description="&lt;/if&gt;">Endif</text:text-input></text:p>
      <text:p text:style-name="P53"><text:text-input text:description="&lt;if test=&quot;o.type == 'internal'&quot;&gt;">If</text:text-input></text:p>
      <text:p text:style-name="P72"><text:span text:style-name="T19">Bon de </text:span><text:span text:style-name="T20">préparation</text:span><text:span text:style-name="T19"> </text:span><text:span text:style-name="T18"><text:text-input text:description="&lt;o.name&gt;">No</text:text-input></text:span></text:p>
      <text:p text:style-name="P54"><text:text-input text:description="&lt;/if&gt;">Endif</text:text-input></text:p>
      <text:p text:style-name="P54"><text:text-input text:description="&lt;if test=&quot;o.type == 'in'&quot;&gt;">If</text:text-input></text:p>
      <text:p text:style-name="P73"><text:span text:style-name="T19">Bon de </text:span><text:span text:style-name="T21">réception</text:span><text:span text:style-name="T19"> </text:span><text:span text:style-name="T18"><text:text-input text:description="&lt;o.name&gt;">No</text:text-input></text:span></text:p>
      <text:p text:style-name="P54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68">Date</text:p>
            </table:table-cell>
            <table:table-cell table:style-name="Tableau4.A1" office:value-type="string">
              <text:p text:style-name="P74"><text:span text:style-name="T6"><text:text-input text:description="&lt;if test=&quot;o.type in ('in','out')&quot;&gt;">If</text:text-input></text:span></text:p>
              <text:p text:style-name="P76"><text:span text:style-name="T38">C</text:span><text:span text:style-name="T37">ommande</text:span></text:p>
              <text:p text:style-name="P55"><text:text-input text:description="&lt;/if&gt;">Endif</text:text-input></text:p>
              <text:p text:style-name="P75"><text:span text:style-name="T6"><text:text-input text:description="&lt;if test=&quot;o.type == 'internal' &quot;&gt;">If</text:text-input></text:span></text:p>
              <text:p text:style-name="P78"><text:span text:style-name="T37">Production</text:span></text:p>
              <text:p text:style-name="P57"><text:text-input text:description="&lt;/if&gt;">Endif</text:text-input></text:p>
            </table:table-cell>
            <table:table-cell table:style-name="Tableau4.A1" office:value-type="string">
              <text:p text:style-name="P55"><text:text-input text:description="&lt;if test=&quot;o.type == 'out' &quot;&gt;">If</text:text-input></text:p>
              <text:p text:style-name="P65"><text:span text:style-name="T36">P</text:span><text:span text:style-name="T35">réparateur</text:span></text:p>
              <text:p text:style-name="P55"><text:text-input text:description="&lt;/if&gt;">Endif</text:text-input></text:p>
              <text:p text:style-name="P55"><text:text-input text:description="&lt;if test=&quot;o.type in ('in', 'internal')&quot;&gt;">If</text:text-input></text:p>
              <text:p text:style-name="P62"><text:span text:style-name="T36">Demandeur</text:span></text:p>
              <text:p text:style-name="P55"><text:text-input text:description="&lt;/if&gt;">Endif</text:text-input></text:p>
            </table:table-cell>
            <table:table-cell table:style-name="Tableau4.D1" office:value-type="string">
              <text:p text:style-name="P79">Reliquat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44"><text:text-input text:description="&lt;if test=&quot;o.date_done&quot;&gt;">If</text:text-input></text:p>
            <text:p text:style-name="P33"><text:text-input text:description="&lt;formatLang(o.date_done,date = True)&gt;">Date</text:text-input></text:p>
            <text:p text:style-name="P44"><text:text-input text:description="&lt;/if&gt;">Endif</text:text-input></text:p>
            <text:p text:style-name="P44"><text:text-input text:description="&lt;if test=&quot;not o.date_done&quot;&gt;">If</text:text-input></text:p>
            <text:p text:style-name="P43"><text:span text:style-name="T34"><text:text-input text:description="&lt;formatLang(o.min_date,date = True)&gt;">Date</text:text-input></text:span></text:p>
            <text:p text:style-name="P37"><text:span text:style-name="T24"><text:text-input text:description="&lt;/if&gt;">Endif</text:text-input></text:span></text:p>
          </table:table-cell>
          <table:table-cell table:style-name="Tableau4.A2" office:value-type="float" office:value="0">
            <text:p text:style-name="P38"><text:span text:style-name="T25"><text:text-input text:description="&lt;if test=&quot;o.purchase_id&quot;&gt;">If</text:text-input></text:span></text:p>
            <text:p text:style-name="P63"><text:span text:style-name="T31"><text:text-input text:description="&lt;o.purchase_id.name or ''&gt;">Purchase name</text:text-input></text:span></text:p>
            <text:p text:style-name="P64"><text:span text:style-name="T31"><text:text-input text:description="&lt;/if&gt;">Endif</text:text-input></text:span></text:p>
            <text:p text:style-name="P39"><text:span text:style-name="T25"><text:text-input text:description="&lt;if test=&quot;o.sale_id&quot;&gt;">If</text:text-input></text:span></text:p>
            <text:p text:style-name="P41"><text:span text:style-name="T24"><text:text-input text:description="&lt;o.sale_id.name or ''&gt;">Sale name</text:text-input></text:span></text:p>
            <text:p text:style-name="P56"><text:span text:style-name="T34"><text:text-input text:description="&lt;/if&gt;">Endif</text:text-input></text:span></text:p>
            <text:p text:style-name="P40"><text:span text:style-name="T25"><text:text-input text:description="&lt;if test=&quot;o.type == 'internal' &quot;&gt;">If</text:text-input></text:span></text:p>
            <text:p text:style-name="P42"><text:span text:style-name="T24"><text:text-input text:description="&lt;get_production_order(o) or 'REF Manager'&gt;">get_production_order</text:text-input></text:span></text:p>
            <text:p text:style-name="P56"><text:span text:style-name="T34"><text:text-input text:description="&lt;/if&gt;">Endif</text:text-input></text:span></text:p>
          </table:table-cell>
          <table:table-cell table:style-name="Tableau4.A2" office:value-type="float" office:value="0">
            <text:p text:style-name="P55"><text:text-input text:description="&lt;if test=&quot;o.type == 'out'&quot;&gt;">If</text:text-input></text:p>
            <text:p text:style-name="P62"><text:text-input text:description="&lt;o.write_uid.name or ''&gt;">Last editor</text:text-input></text:p>
            <text:p text:style-name="P55"><text:text-input text:description="&lt;/if&gt;">Endif</text:text-input></text:p>
            <text:p text:style-name="P55"><text:text-input text:description="&lt;if test=&quot;o.type in ('in','internal')&quot;&gt;">If</text:text-input></text:p>
            <text:p text:style-name="P62"><text:text-input text:description="&lt;get_origin_creator(o)&gt;">Origin creator</text:text-input></text:p>
            <text:p text:style-name="P55"><text:text-input text:description="&lt;/if&gt;">Endif</text:text-input></text:p>
          </table:table-cell>
          <table:table-cell table:style-name="Tableau4.D2" office:value-type="float" office:value="0">
            <text:p text:style-name="P58"><text:text-input text:description="&lt;o.backorder_id and o.backorder_id.name or '---'&gt;">Reliquat</text:text-input></text:p>
          </table:table-cell>
        </table:table-row>
      </table:table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67">Origine</text:p>
            </table:table-cell>
            <table:table-cell table:style-name="Tableau5.A1" office:value-type="string">
              <text:p text:style-name="P70">Type</text:p>
            </table:table-cell>
            <table:table-cell table:style-name="Tableau5.C1" office:value-type="string">
              <text:p text:style-name="P69">Éta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6"><text:text-input text:description="&lt;(o.origin) or ''&gt;">Origine</text:text-input></text:p>
          </table:table-cell>
          <table:table-cell table:style-name="Tableau5.A2" office:value-type="float" office:value="0">
            <text:p text:style-name="P66"><text:text-input text:description="&lt;get_selection_value('stock.picking', 'type', o.type)&gt;">State</text:text-input></text:p>
          </table:table-cell>
          <table:table-cell table:style-name="Tableau5.C2" office:value-type="float" office:value="0">
            <text:p text:style-name="P61"><text:text-input text:description="&lt;get_selection_value('stock.picking', 'state', o.state)&gt;">State</text:text-input></text:p>
          </table:table-cell>
        </table:table-row>
      </table:table>
      <text:p text:style-name="P50"><text:text-input text:description="&lt;if test=&quot;get_message(data)&quot;&gt;">If</text:text-input></text:p>
      <text:p text:style-name="P50"/>
      <text:p text:style-name="P29"><text:text-input text:description="&lt;format(get_message(data))&gt;">Message</text:text-input> </text:p>
      <text:p text:style-name="P50"><text:text-input text:description="&lt;/if&gt;">Endif</text:text-input></text:p>
      <text:p text:style-name="P46"><text:text-input text:description="&lt;if test=&quot;o.note&quot;&gt;">If</text:text-input></text:p>
      <text:p text:style-name="P10"/>
      <text:p text:style-name="P22"><text:span text:style-name="T3"><text:text-input text:description="&lt;format(o.note or '')&gt;">Notes</text:text-input></text:span> </text:p>
      <text:p text:style-name="P10"><text:text-input text:description="&lt;/if&gt;">Endif</text:text-input>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ext:soft-page-break/>
          <table:table-row table:style-name="Tableau2.1">
            <table:table-cell table:style-name="Tableau2.A1" office:value-type="string">
              <text:p text:style-name="P7">Description </text:p>
            </table:table-cell>
            <table:table-cell table:style-name="Tableau2.A1" office:value-type="string">
              <text:p text:style-name="P8"><text:s/><text:span text:style-name="T33">Qté</text:span></text:p>
            </table:table-cell>
            <table:table-cell table:style-name="Tableau2.A1" office:value-type="string">
              <text:p text:style-name="P9">Date</text:p>
            </table:table-cell>
            <table:table-cell table:style-name="Tableau2.D1" table:number-columns-spanned="2" office:value-type="string">
              <text:p text:style-name="P6">Emplacement</text:p>
            </table:table-cell>
            <table:covered-table-cell/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12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rows-spanned="4" office:value-type="float" office:value="0">
            <text:p text:style-name="P13"><text:text-input text:description="&lt;line.product_id.default_code&gt;">Supplier code</text:text-input></text:p>
            <text:p text:style-name="P28"><text:text-input text:description="&lt;line.product_id.name&gt;">Supplier name</text:text-input></text:p>
            <text:p text:style-name="P27"><text:text-input text:description="&lt;if test=&quot;line.name&quot;&gt;">If</text:text-input></text:p>
            <text:p text:style-name="P31"><text:span text:style-name="T9">Ligne</text:span><text:span text:style-name="T8">: </text:span><text:span text:style-name="T10"><text:text-input text:description="&lt;line.name or ''&gt;">Notes</text:text-input></text:span></text:p>
            <text:p text:style-name="P30"><text:text-input text:description="&lt;/if&gt;">Endif</text:text-input></text:p>
          </table:table-cell>
          <table:table-cell table:style-name="Tableau2.B3" table:number-rows-spanned="4" office:value-type="float" office:value="0">
            <text:p text:style-name="P11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B3" table:number-rows-spanned="4" office:value-type="float" office:value="0">
            <text:p text:style-name="P45"><text:text-input text:description="&lt;if test=&quot;line.state =='done'&quot;&gt;">If</text:text-input></text:p>
            <text:p text:style-name="P34"><text:text-input text:description="&lt;formatLang(line.date,date = True)&gt;">Date</text:text-input></text:p>
            <text:p text:style-name="P45"><text:text-input text:description="&lt;/if&gt;">Endif</text:text-input></text:p>
            <text:p text:style-name="P45"><text:text-input text:description="&lt;if test=&quot;line.state &lt;&gt; 'done'&quot;&gt;">If</text:text-input></text:p>
            <text:p text:style-name="P35"><text:text-input text:description="&lt;formatLang(line.date_expected,date = True)&gt;">Date expected</text:text-input></text:p>
            <text:p text:style-name="P45"><text:text-input text:description="&lt;/if&gt;">Endif</text:text-input></text:p>
          </table:table-cell>
          <table:table-cell table:style-name="Tableau2.B3" office:value-type="float" office:value="0">
            <text:p text:style-name="P16">État</text:p>
          </table:table-cell>
          <table:table-cell table:style-name="Tableau2.E3" office:value-type="float" office:value="0">
            <text:p text:style-name="P17"><text:text-input text:description="&lt;get_selection_value('stock.move', 'state', line.state)&gt;">State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32">Origine</text:p>
          </table:table-cell>
          <table:table-cell table:style-name="Tableau2.E3" office:value-type="float" office:value="0">
            <text:p text:style-name="P18"><text:text-input text:description="&lt;line.move_origin or '---'&gt;">Move origi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15">Source</text:p>
          </table:table-cell>
          <table:table-cell table:style-name="Tableau2.E3" office:value-type="float" office:value="0">
            <text:p text:style-name="P80"><text:text-input text:description="&lt;line.location_id.name&gt;">Source locatio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15">Destination</text:p>
          </table:table-cell>
          <table:table-cell table:style-name="Tableau2.E3" office:value-type="float" office:value="0">
            <text:p text:style-name="P80"><text:text-input text:description="&lt;line.location_dest_id.name&gt;">Destination location</text:text-input></text:p>
          </table:table-cell>
        </table:table-row>
        <table:table-row table:style-name="Tableau2.7">
          <table:table-cell table:style-name="Tableau2.A7" table:number-columns-spanned="5" office:value-type="float" office:value="0">
            <text:p text:style-name="P12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37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2-03T15:03:19.702000000</dc:date>
    <meta:editing-duration>P1DT1H37M9S</meta:editing-duration>
    <meta:editing-cycles>576</meta:editing-cycles>
    <meta:generator>LibreOffice/4.1.0.4$Windows_x86 LibreOffice_project/89ea49ddacd9aa532507cbf852f2bb22b1ace28</meta:generator>
    <meta:document-statistic meta:table-count="5" meta:image-count="0" meta:object-count="0" meta:page-count="2" meta:paragraph-count="104" meta:word-count="154" meta:character-count="825" meta:non-whitespace-character-count="768"/>
    <meta:user-defined meta:name="Info 1"/>
    <meta:user-defined meta:name="Info 2"/>
    <meta:user-defined meta:name="Info 3"/>
    <meta:user-defined meta:name="Info 4"/>
  </office:meta>
</office:document-meta>
</file>